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01cm" fo:min-width="1.276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2cm" fo:min-width="3.45cm" fo:padding-top="0.15cm" fo:padding-bottom="0.15cm" fo:padding-left="0.275cm" fo:padding-right="0.275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99cm" fo:min-width="1.274cm" fo:padding-top="0.151cm" fo:padding-bottom="0.151cm" fo:padding-left="0.276cm" fo:padding-right="0.276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2cm" fo:min-width="4.05cm" fo:padding-top="0.15cm" fo:padding-bottom="0.15cm" fo:padding-left="0.275cm" fo:padding-right="0.275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48cm" fo:min-width="1.444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none" fo:min-height="0.45cm"/>
    </style:style>
    <style:style style:name="gr9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fo:min-height="0.7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  <style:text-properties style:font-name="Times New Roman"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font-name="Liberation Serif" fo:font-size="14pt" style:font-size-asian="14pt" style:font-size-complex="14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style:font-name="Times New Roman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8" style:family="paragraph">
      <style:paragraph-properties style:text-autospace="none"/>
      <style:text-properties fo:font-size="16pt" style:font-size-asian="16pt" style:font-size-complex="16pt"/>
    </style:style>
    <style:style style:name="P9" style:family="paragraph">
      <loext:graphic-properties draw:fill="none"/>
      <style:paragraph-properties style:text-autospace="none"/>
      <style:text-properties fo:color="#000000" style:font-name="Consolas" fo:font-size="16pt" style:font-name-asian="Consolas" style:font-size-asian="16pt" style:font-name-complex="Consolas" style:font-size-complex="16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6pt" style:font-size-asian="16pt" style:font-size-complex="1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9" draw:id="id9" draw:layer="layout" svg:width="4cm" svg:height="1.5cm" svg:x="8cm" svg:y="2.2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3cm" svg:height="2cm" svg:x="8.5cm" svg:y="6.3cm">
          <text:p text:style-name="P1"><text:span text:style-name="T1">Ввод</text:span></text:p>
          <text:p text:style-name="P1"><text:span text:style-name="T1">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2" draw:id="id2" draw:layer="layout" svg:width="4cm" svg:height="1.5cm" svg:x="8cm" svg:y="9cm">
          <text:p text:style-name="P1"><text:span text:style-name="T1">i: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7" draw:id="id7" draw:layer="layout" svg:width="3cm" svg:height="2cm" svg:x="8.4cm" svg:y="18.3cm">
          <text:p text:style-name="P1"><text:span text:style-name="T2">Вывод </text:span></text:p>
          <text:p text:style-name="P1"><text:span text:style-name="T1">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3" xml:id="id8" draw:id="id8" draw:layer="layout" svg:width="4cm" svg:height="1.5cm" svg:x="7.9cm" svg:y="21.1cm">
          <text:p text:style-name="P1"><text:span text:style-name="T2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5" xml:id="id4" draw:id="id4" draw:layer="layout" svg:width="4.6cm" svg:height="1.5cm" svg:x="7.7cm" svg:y="13.5cm">
          <text:p text:style-name="P4"><text:span text:style-name="T3">P *= i + 1 / pow(i, 2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10cm" svg:y1="8.3cm" svg:x2="10cm" svg:y2="9cm" draw:start-shape="id1" draw:start-glue-point="8" draw:end-shape="id2" draw:end-glue-point="4" svg:d="M10000 8300v700" svg:viewBox="0 0 1 701">
          <text:p/>
        </draw:connector>
        <draw:custom-shape draw:style-name="gr7" draw:text-style-name="P7" xml:id="id3" draw:id="id3" draw:layer="layout" svg:width="3.99cm" svg:height="1.5cm" svg:x="8.01cm" svg:y="11.3cm">
          <text:p text:style-name="P4"><text:span text:style-name="T4">i &lt;= 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6" xml:id="id6" draw:id="id6" draw:layer="layout" svg:x1="10cm" svg:y1="10.5cm" svg:x2="10.005cm" svg:y2="11.3cm" draw:start-shape="id2" draw:start-glue-point="6" draw:end-shape="id3" draw:end-glue-point="4" svg:d="M10000 10500v400h5v400" svg:viewBox="0 0 6 801">
          <text:p/>
        </draw:connector>
        <draw:connector draw:style-name="gr6" draw:text-style-name="P6" draw:layer="layout" svg:x1="10.005cm" svg:y1="12.8cm" svg:x2="10cm" svg:y2="13.5cm" draw:start-shape="id3" draw:start-glue-point="6" draw:end-shape="id4" draw:end-glue-point="4" svg:d="M10005 12800v352h-5v348" svg:viewBox="0 0 6 701">
          <text:p/>
        </draw:connector>
        <draw:frame draw:style-name="gr8" draw:text-style-name="P9" draw:layer="layout" svg:width="1.489cm" svg:height="0.878cm" svg:x="9.811cm" svg:y="12.7cm">
          <draw:text-box>
            <text:p text:style-name="P8"><text:span text:style-name="T5">Да</text:span></text:p>
          </draw:text-box>
        </draw:frame>
        <draw:connector draw:style-name="gr9" draw:text-style-name="P6" draw:layer="layout" draw:line-skew="-0.575cm" svg:x1="8cm" svg:y1="16.55cm" svg:x2="10.002cm" svg:y2="10.9cm" draw:start-shape="id5" draw:start-glue-point="5" draw:end-shape="id6" draw:end-glue-point="0" svg:d="M8000 16550h-1100v-5650h3102" svg:viewBox="0 0 3103 5651">
          <text:p/>
        </draw:connector>
        <draw:connector draw:style-name="gr10" draw:text-style-name="P6" draw:layer="layout" draw:line-skew="0.672cm" svg:x1="12cm" svg:y1="12.05cm" svg:x2="11.095cm" svg:y2="19.3cm" draw:start-shape="id3" draw:start-glue-point="7" draw:end-shape="id7" draw:end-glue-point="9" svg:d="M12000 12050h1200v7250h-2105" svg:viewBox="0 0 2106 7251">
          <text:p/>
        </draw:connector>
        <draw:frame draw:style-name="gr11" draw:text-style-name="P9" draw:layer="layout" svg:width="1.5cm" svg:height="1cm" svg:x="11.9cm" svg:y="11.273cm">
          <draw:text-box>
            <text:p text:style-name="P8"><text:span text:style-name="T5">Нет</text:span></text:p>
          </draw:text-box>
        </draw:frame>
        <draw:connector draw:style-name="gr6" draw:text-style-name="P6" draw:layer="layout" svg:x1="9.9cm" svg:y1="20.3cm" svg:x2="9.9cm" svg:y2="21.1cm" draw:start-shape="id7" draw:start-glue-point="8" draw:end-shape="id8" draw:end-glue-point="4" svg:d="M9900 20300v800" svg:viewBox="0 0 1 801">
          <text:p/>
        </draw:connector>
        <draw:custom-shape draw:style-name="gr3" draw:text-style-name="P2" xml:id="id5" draw:id="id5" draw:layer="layout" svg:width="4cm" svg:height="1.5cm" svg:x="8cm" svg:y="15.8cm">
          <text:p text:style-name="P1"><text:span text:style-name="T3">++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10cm" svg:y1="15cm" svg:x2="10cm" svg:y2="15.8cm" draw:start-shape="id4" draw:start-glue-point="6" draw:end-shape="id5" draw:end-glue-point="4" svg:d="M10000 15000v800" svg:viewBox="0 0 1 801">
          <text:p/>
        </draw:connector>
        <draw:custom-shape draw:style-name="gr3" draw:text-style-name="P2" xml:id="id10" draw:id="id10" draw:layer="layout" svg:width="4cm" svg:height="1.5cm" svg:x="8cm" svg:y="4.2cm">
          <text:p text:style-name="P1"><text:span text:style-name="T1">P:=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10cm" svg:y1="3.7cm" svg:x2="10cm" svg:y2="4.2cm" draw:start-shape="id9" draw:start-glue-point="6" draw:end-shape="id10" draw:end-glue-point="4" svg:d="M10000 3700v500" svg:viewBox="0 0 1 501">
          <text:p/>
        </draw:connector>
        <draw:connector draw:style-name="gr6" draw:text-style-name="P6" draw:layer="layout" svg:x1="10cm" svg:y1="5.7cm" svg:x2="10cm" svg:y2="6.3cm" draw:start-shape="id10" draw:start-glue-point="6" draw:end-shape="id1" draw:end-glue-point="5" svg:d="M10000 5700v600" svg:viewBox="0 0 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2-10T14:56:38.232000000</dc:date>
    <meta:editing-duration>PT1H53M30S</meta:editing-duration>
    <meta:editing-cycles>4</meta:editing-cycles>
    <meta:generator>LibreOffice/6.1.1.2$Windows_X86_64 LibreOffice_project/5d19a1bfa650b796764388cd8b33a5af1f5baa1b</meta:generator>
    <meta:document-statistic meta:object-count="20"/>
  </office:meta>
</office:document-meta>
</file>